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9000002081B6FE7B898BDCE28.png" manifest:media-type="image/png"/>
  <manifest:file-entry manifest:full-path="Pictures/10000000000000C0000000B381B9282DBCFD9C3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IDFont+F21" svg:font-family="CIDFont+F2"/>
    <style:font-face style:name="CIDFont+F2" svg:font-family="CIDFont+F2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="solid" draw:fill-color="#ffa6a6" draw:textarea-horizontal-align="justify" draw:textarea-vertical-align="middle" draw:auto-grow-height="false" fo:min-height="1.25cm" fo:min-width="4.25cm"/>
    </style:style>
    <style:style style:name="gr2" style:family="graphic" style:parent-style-name="standard">
      <style:graphic-properties svg:stroke-color="#999999" draw:fill="solid" draw:fill-color="#e8f2a1" draw:textarea-horizontal-align="justify" draw:textarea-vertical-align="middle" draw:auto-grow-height="false" fo:min-height="1.25cm" fo:min-width="3.5cm" draw:shadow="hidden"/>
    </style:style>
    <style:style style:name="gr3" style:family="graphic" style:parent-style-name="objectwithoutfill">
      <style:graphic-properties draw:marker-start="Puntas_20_de_20_flecha_20_5" draw:marker-start-width="0.1cm" draw:marker-start-center="true" draw:marker-end="Puntas_20_de_20_flecha_20_1" draw:marker-end-width="0.1cm" draw:marker-end-center="true" draw:fill="none" draw:textarea-vertical-align="middle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2cm" fo:min-width="4.3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39cm" fo:min-width="0.925cm" fo:padding-top="0.1cm" fo:padding-bottom="0.1cm" fo:padding-left="0.1cm" fo:padding-right="0.1cm" draw:shadow="hidden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39cm" fo:min-width="1.28cm" fo:padding-top="0.1cm" fo:padding-bottom="0.1cm" fo:padding-left="0.1cm" fo:padding-right="0.1cm" draw:shadow="hidden"/>
      <style:paragraph-properties style:writing-mode="lr-tb"/>
    </style:style>
    <style:style style:name="gr7" style:family="graphic" style:parent-style-name="standard">
      <style:graphic-properties svg:stroke-color="#b2b2b2" draw:fill="solid" draw:fill-color="#069a2e" draw:textarea-horizontal-align="justify" draw:textarea-vertical-align="middle" draw:auto-grow-height="false" fo:min-height="0.25cm" fo:min-width="1cm"/>
      <style:paragraph-properties style:writing-mode="lr-tb"/>
    </style:style>
    <style:style style:name="gr8" style:family="graphic" style:parent-style-name="standard">
      <style:graphic-properties svg:stroke-color="#b2b2b2" draw:fill="solid" draw:fill-color="#069a2e" draw:textarea-horizontal-align="justify" draw:textarea-vertical-align="middle" draw:auto-grow-height="false" fo:min-height="0.25cm" fo:min-width="0.2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126cm" fo:min-width="1.1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 draw:shadow="hidden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39cm" fo:min-width="0.878cm" fo:padding-top="0cm" fo:padding-bottom="0cm" fo:padding-left="0cm" fo:padding-right="0cm" draw:shadow="hidden"/>
      <style:paragraph-properties style:writing-mode="lr-tb"/>
    </style:style>
    <style:style style:name="gr1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ff0000" draw:fill="none" draw:textarea-horizontal-align="justify" draw:textarea-vertical-align="middle" draw:auto-grow-height="false" fo:min-height="0.5cm" fo:min-width="0.75cm"/>
    </style:style>
    <style:style style:name="gr14" style:family="graphic" style:parent-style-name="objectwithoutfill">
      <style:graphic-properties draw:marker-end="Puntas_20_de_20_flecha_20_6" draw:marker-end-width="0.3cm" draw:fill="none"/>
    </style:style>
    <style:style style:name="P1" style:family="paragraph">
      <loext:graphic-properties draw:fill="solid" draw:fill-color="#ffa6a6"/>
      <style:paragraph-properties fo:text-align="center"/>
    </style:style>
    <style:style style:name="P2" style:family="paragraph">
      <loext:graphic-properties draw:fill="solid" draw:fill-color="#e8f2a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text-transform="capitalize" fo:font-size="18pt" fo:text-shadow="1pt 1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6pt" fo:text-shadow="1pt 1pt" style:font-size-asian="18pt" style:font-size-complex="18pt"/>
    </style:style>
    <style:style style:name="P6" style:family="paragraph">
      <style:paragraph-properties fo:text-align="center" style:writing-mode="lr-tb"/>
      <style:text-properties fo:font-size="12pt"/>
    </style:style>
    <style:style style:name="P7" style:family="paragraph">
      <loext:graphic-properties draw:fill="solid" draw:fill-color="#069a2e"/>
      <style:paragraph-properties fo:text-align="center" style:writing-mode="lr-tb"/>
      <style:text-properties fo:font-size="12pt"/>
    </style:style>
    <style:style style:name="P8" style:family="paragraph">
      <style:paragraph-properties fo:text-align="center" style:writing-mode="lr-tb"/>
      <style:text-properties fo:font-size="12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6pt" fo:text-shadow="1pt 1pt" style:font-size-asian="18pt" style:font-size-complex="18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 style:writing-mode="lr-tb"/>
      <style:text-properties fo:font-size="6pt" fo:text-shadow="1pt 1pt" style:font-size-asian="18pt" style:font-size-complex="18pt"/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cccccc" loext:opacity="100%" fo:font-size="6pt" fo:text-shadow="1pt 1pt" style:font-size-asian="18pt" style:font-size-complex="18pt"/>
    </style:style>
    <style:style style:name="P15" style:family="paragraph">
      <loext:graphic-properties draw:fill="none"/>
    </style:style>
    <style:style style:name="T1" style:family="text">
      <style:text-properties fo:text-transform="capitalize" fo:font-size="18pt" fo:text-shadow="1pt 1pt" style:font-size-asian="18pt" style:font-size-complex="18pt"/>
    </style:style>
    <style:style style:name="T2" style:family="text">
      <style:text-properties fo:font-size="6pt" fo:text-shadow="1pt 1pt" style:font-size-asian="18pt" style:font-size-complex="18pt"/>
    </style:style>
    <style:style style:name="T3" style:family="text">
      <style:text-properties fo:font-size="12pt" style:font-size-asian="15pt" style:font-size-complex="15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IDFont+F21" fo:font-size="6pt" fo:font-style="normal" fo:text-shadow="1pt 1pt" style:text-underline-style="none" fo:font-weight="normal" style:letter-kerning="true" style:font-name-asian="CIDFont+F21" style:font-size-asian="18pt" style:font-style-asian="normal" style:font-weight-asian="normal" style:font-name-complex="CIDFont+F2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cccccc" loext:opacity="100%" fo:font-size="6pt" fo:text-shadow="1pt 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.75cm" svg:height="1.5cm" svg:x="11cm" svg:y="7.6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.5cm" svg:x="5cm" svg:y="7.689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s" svg:x1="7.5cm" svg:y1="8.439cm" svg:x2="8.25cm" svg:y2="8.439cm" draw:start-shape="id1" draw:start-glue-point="1" draw:end-shape="id2" draw:end-glue-point="3" svg:d="M7500 8439h501-252 501" svg:viewBox="0 0 751 1">
          <text:p/>
        </draw:connector>
        <draw:frame draw:style-name="gr4" draw:text-style-name="P4" draw:layer="layout" svg:width="4.837cm" svg:height="0.962cm" svg:x="8.082cm" svg:y="1.5cm">
          <draw:text-box>
            <text:p><text:span text:style-name="T1">TFT Overview</text:span></text:p>
          </draw:text-box>
        </draw:frame>
        <draw:frame draw:style-name="gr5" draw:text-style-name="P5" draw:layer="layout" svg:width="1.125cm" svg:height="0.439cm" svg:x="5.001cm" svg:y="7.25cm">
          <draw:text-box>
            <text:p><text:span text:style-name="T2">SLN2663</text:span></text:p>
          </draw:text-box>
        </draw:frame>
        <draw:frame draw:style-name="gr6" draw:text-style-name="P5" draw:layer="layout" svg:width="1.48cm" svg:height="0.439cm" svg:x="11cm" svg:y="7.25cm">
          <draw:text-box>
            <text:p><text:span text:style-name="T2">LH096T-IG01</text:span></text:p>
          </draw:text-box>
        </draw:frame>
        <draw:custom-shape draw:style-name="gr7" draw:text-style-name="P7" xml:id="id1" draw:id="id1" draw:layer="layout" svg:width="1.5cm" svg:height="0.5cm" svg:x="6cm" svg:y="8.189cm">
          <text:p text:style-name="P6"><text:span text:style-name="T3">U2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2" draw:id="id2" draw:layer="layout" svg:width="0.75cm" svg:height="0.5cm" svg:x="8.25cm" svg:y="8.189cm">
          <text:p text:style-name="P6"><text:span text:style-name="T3">P1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0.75cm" svg:x="9cm" svg:y="8.039cm">
          <text:p text:style-name="P8"><text:span text:style-name="T4">FPC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0.75cm" svg:height="0.5cm" svg:x="11cm" svg:y="8.189cm">
          <text:p text:style-name="P6"><text:span text:style-name="T3">?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0.5cm" svg:x="12.75cm" svg:y="8.189cm">
          <text:p text:style-name="P6"><text:span text:style-name="T3">U?</text:span></text:p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2.25cm" svg:height="0.727cm" svg:x="5cm" svg:y="9.189cm">
          <draw:text-box>
            <text:p text:style-name="P9"><text:span text:style-name="T2">U2 = GD32VF103</text:span></text:p>
          </draw:text-box>
        </draw:frame>
        <draw:frame draw:style-name="gr10" draw:text-style-name="P10" draw:layer="layout" svg:width="2.5cm" svg:height="0.727cm" svg:x="5cm" svg:y="9.712cm">
          <draw:text-box>
            <text:p text:style-name="P9"><text:span text:style-name="T2">P1 = </text:span><text:span text:style-name="T5">FPC8-0.5mm</text:span></text:p>
          </draw:text-box>
        </draw:frame>
        <draw:frame draw:style-name="gr10" draw:text-style-name="P10" draw:layer="layout" svg:width="2.779cm" svg:height="0.727cm" svg:x="8.721cm" svg:y="9.273cm">
          <draw:text-box>
            <text:p text:style-name="P9"><text:span text:style-name="T2">FPC = Flat Plane Cable</text:span></text:p>
          </draw:text-box>
        </draw:frame>
        <draw:frame draw:style-name="gr10" draw:text-style-name="P12" draw:layer="layout" svg:width="2cm" svg:height="0.727cm" svg:x="13.75cm" svg:y="9.25cm">
          <draw:text-box>
            <text:p text:style-name="P11"><text:span text:style-name="T2">U? = ST7735S</text:span></text:p>
          </draw:text-box>
        </draw:frame>
        <draw:frame draw:style-name="gr11" draw:text-style-name="P14" draw:layer="layout" svg:width="0.878cm" svg:height="0.239cm" svg:x="7.5cm" svg:y="8.189cm">
          <draw:text-box>
            <text:p text:style-name="P13"><text:span text:style-name="T6">TFT</text:span></text:p>
          </draw:text-box>
        </draw:frame>
        <draw:frame draw:style-name="gr12" draw:text-style-name="P9" draw:layer="layout" svg:width="8.718cm" svg:height="7.347cm" svg:x="2.532cm" svg:y="11.5cm">
          <draw:image xlink:href="Pictures/1000000000000269000002081B6FE7B898BDCE28.png" xlink:type="simple" xlink:show="embed" xlink:actuate="onLoad" draw:mime-type="image/png">
            <text:p/>
          </draw:image>
        </draw:frame>
        <draw:frame draw:style-name="gr12" draw:text-style-name="P9" xml:id="id4" draw:id="id4" draw:layer="layout" svg:width="2.773cm" svg:height="2.585cm" svg:x="11.727cm" svg:y="13.665cm">
          <draw:image xlink:href="Pictures/10000000000000C0000000B381B9282DBCFD9C34.png" xlink:type="simple" xlink:show="embed" xlink:actuate="onLoad" draw:mime-type="image/png">
            <text:p/>
          </draw:image>
        </draw:frame>
        <draw:custom-shape draw:style-name="gr13" draw:text-style-name="P3" xml:id="id3" draw:id="id3" draw:layer="layout" svg:width="1.25cm" svg:height="0.75cm" svg:x="6.35cm" svg:y="17.65cm">
          <text:p/>
          <draw:enhanced-geometry svg:viewBox="0 0 21600 21600" draw:type="rectangle" draw:enhanced-path="M 0 0 L 21600 0 21600 21600 0 21600 0 0 Z N"/>
        </draw:custom-shape>
        <draw:connector draw:style-name="gr14" draw:text-style-name="P15" draw:layer="layout" draw:type="curve" svg:x1="6.975cm" svg:y1="18.4cm" svg:x2="13.113cm" svg:y2="16.25cm" draw:start-shape="id3" draw:start-glue-point="2" draw:end-shape="id4" draw:end-glue-point="2" svg:d="M6975 18400c0 751 6138 1826 6138-2150" svg:viewBox="0 0 6139 2873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IDFont+F21" svg:font-family="CIDFont+F2"/>
    <style:font-face style:name="CIDFont+F2" svg:font-family="CIDFont+F2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06T12:51:40.004000000</meta:creation-date>
    <meta:generator>LibreOffice/7.0.4.2$Windows_X86_64 LibreOffice_project/dcf040e67528d9187c66b2379df5ea4407429775</meta:generator>
    <dc:date>2021-03-14T10:16:47.919000000</dc:date>
    <meta:editing-duration>PT1H45M45S</meta:editing-duration>
    <meta:editing-cycles>42</meta:editing-cycles>
    <meta:document-statistic meta:object-count="20"/>
  </office:meta>
</office:document-meta>
</file>